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125d" officeooo:paragraph-rsid="0005125d"/>
    </style:style>
    <style:style style:name="P2" style:family="paragraph" style:parent-style-name="Standard">
      <style:text-properties officeooo:paragraph-rsid="0005125d"/>
    </style:style>
    <style:style style:name="P3" style:family="paragraph" style:parent-style-name="Standard">
      <style:text-properties officeooo:rsid="00061de7" officeooo:paragraph-rsid="00061de7"/>
    </style:style>
    <style:style style:name="P4" style:family="paragraph" style:parent-style-name="Standard">
      <style:text-properties officeooo:rsid="000788df" officeooo:paragraph-rsid="000788df"/>
    </style:style>
    <style:style style:name="P5" style:family="paragraph" style:parent-style-name="Standard">
      <style:text-properties officeooo:paragraph-rsid="000788df"/>
    </style:style>
    <style:style style:name="P6" style:family="paragraph" style:parent-style-name="Standard">
      <style:text-properties officeooo:rsid="000b09b0" officeooo:paragraph-rsid="000b09b0"/>
    </style:style>
    <style:style style:name="P7" style:family="paragraph" style:parent-style-name="Standard">
      <style:text-properties officeooo:rsid="000bb9ed" officeooo:paragraph-rsid="000bb9ed"/>
    </style:style>
    <style:style style:name="P8" style:family="paragraph" style:parent-style-name="Standard">
      <style:text-properties officeooo:paragraph-rsid="000bb9ed"/>
    </style:style>
    <style:style style:name="P9" style:family="paragraph" style:parent-style-name="Standard">
      <style:text-properties officeooo:rsid="000d9f26" officeooo:paragraph-rsid="000d9f26"/>
    </style:style>
    <style:style style:name="P10" style:family="paragraph" style:parent-style-name="Standard">
      <style:text-properties officeooo:rsid="000ed897" officeooo:paragraph-rsid="000ed897"/>
    </style:style>
    <style:style style:name="P11" style:family="paragraph" style:parent-style-name="Standard">
      <style:text-properties officeooo:rsid="000ffaf4" officeooo:paragraph-rsid="000ffaf4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paragraph-properties fo:break-before="page"/>
      <style:text-properties officeooo:rsid="00061de7" officeooo:paragraph-rsid="0005125d"/>
    </style:style>
    <style:style style:name="T1" style:family="text">
      <style:text-properties officeooo:rsid="0005125d"/>
    </style:style>
    <style:style style:name="T2" style:family="text">
      <style:text-properties officeooo:rsid="00061de7"/>
    </style:style>
    <style:style style:name="T3" style:family="text">
      <style:text-properties officeooo:rsid="000788df"/>
    </style:style>
    <style:style style:name="T4" style:family="text">
      <style:text-properties officeooo:rsid="000ab61c"/>
    </style:style>
    <style:style style:name="T5" style:family="text">
      <style:text-properties officeooo:rsid="000b09b0"/>
    </style:style>
    <style:style style:name="T6" style:family="text">
      <style:text-properties officeooo:rsid="000bb9ed"/>
    </style:style>
    <style:style style:name="T7" style:family="text">
      <style:text-properties officeooo:rsid="000ed897"/>
    </style:style>
    <style:style style:name="T8" style:family="text">
      <style:text-properties officeooo:rsid="0011b4cb"/>
    </style:style>
    <style:style style:name="T9" style:family="text">
      <style:text-properties officeooo:rsid="0012c565"/>
    </style:style>
    <style:style style:name="T10" style:family="text">
      <style:text-properties officeooo:rsid="00141a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4. </text:span>A chaque test effectué, enregistrez l’image de fin, et observez les différences reliées aux changements de paramètres. Donnez une explication selon vous sur l’implication des paramètres sur le résultat final.</text:p>
      <text:p text:style-name="Standard"/>
      <text:p text:style-name="Standard"/>
      <text:p text:style-name="P4">Pour Kmeans : </text:p>
      <text:p text:style-name="P4"/>
      <text:p text:style-name="P4">Nous avons dans un premier temps effectué un test pour k=16, k=32, <text:s/>k= 64 avec <text:span text:style-name="T4">10 itérations et </text:span>la distance de manhattan.</text:p>
      <text:p text:style-name="P4"/>
      <text:p text:style-name="P5"><text:span text:style-name="T3">La différence que nous observons entre ces résultats est </text:span><text:span text:style-name="T5">flagrante : les paramètres influent grandement sur la clarté et la précision de l’image. </text:span></text:p>
      <text:p text:style-name="P5"/>
      <text:p text:style-name="P6">Pour DBScan : </text:p>
      <text:p text:style-name="P6"/>
      <text:p text:style-name="P9">Il y a cinq tests, effectués avec des distances de manhattan. <text:span text:style-name="T10">Et des valeurs de </text:span><text:span text:style-name="T9">d</text:span>=1,16,32,64.</text:p>
      <text:p text:style-name="P9"/>
      <text:p text:style-name="P9">Le résultat ne change pas beaucoup entre les grandes valeurs car notre image n’est pas très détaillée (l’algorithme étant très gourmand, nous avons choisi une image avec peu de pixels<text:span text:style-name="T7">)</text:span></text:p>
      <text:p text:style-name="P10">Cependant, on remarque aussi une différence conséquente avec la disparition de bruit.</text:p>
      <text:p text:style-name="P12"><text:span text:style-name="T1">5.</text:span>Tester la différence entre une distance euclidienne et une distance de Manhattan. Indiquez les différences obtenues pour chaque algorithme.</text:p>
      <text:p text:style-name="Standard"/>
      <text:p text:style-name="P11">La différence n’est pas flagrante, mais les clusters paraissent moins gros sur la distance euclidienne. Les clusters semblent plus fins.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14:43:30.419982630</meta:creation-date>
    <dc:date>2022-03-07T17:15:58.518372918</dc:date>
    <meta:editing-duration>PT30M23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3" meta:paragraph-count="10" meta:word-count="179" meta:character-count="1145" meta:non-whitespace-character-count="972"/>
  </office:meta>
</office:document-meta>
</file>